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opacity="27%" draw:textarea-horizontal-align="justify" draw:textarea-vertical-align="middle" draw:auto-grow-height="false" fo:min-height="4.55cm" fo:min-width="14.5cm"/>
    </style:style>
    <style:style style:name="gr2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0.55cm" fo:min-width="5.7cm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solid" draw:fill-color="#ffffff" draw:auto-grow-height="true" draw:auto-grow-width="false" fo:max-height="0cm" fo:min-height="2.922cm"/>
    </style:style>
    <style:style style:name="gr4" style:family="graphic" style:parent-style-name="standard">
      <style:graphic-properties draw:stroke="solid" svg:stroke-width="0.053cm" svg:stroke-color="#000000" draw:marker-start-width="0.279cm" draw:marker-end-width="0.279cm" draw:fill="solid" draw:fill-color="#9ac318" draw:textarea-horizontal-align="justify" draw:textarea-vertical-align="middle" draw:auto-grow-height="false" fo:min-height="0.498cm" fo:min-width="1.848cm" fo:padding-top="0.151cm" fo:padding-bottom="0.151cm" fo:padding-left="0.276cm" fo:padding-right="0.276cm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="solid" draw:fill-color="#ff9900" draw:textarea-horizontal-align="justify" draw:textarea-vertical-align="middle" draw:auto-grow-height="false" fo:min-height="0.498cm" fo:min-width="1.848cm" fo:padding-top="0.151cm" fo:padding-bottom="0.151cm" fo:padding-left="0.276cm" fo:padding-right="0.276cm"/>
    </style:style>
    <style:style style:name="gr6" style:family="graphic" style:parent-style-name="standard">
      <style:graphic-properties draw:stroke="solid" svg:stroke-width="0.053cm" svg:stroke-color="#000000" draw:marker-start-width="0.279cm" draw:marker-end-width="0.279cm" draw:fill="solid" draw:fill-color="#729fcf" draw:textarea-horizontal-align="justify" draw:textarea-vertical-align="middle" draw:auto-grow-height="false" fo:min-height="0.498cm" fo:min-width="1.848cm" fo:padding-top="0.151cm" fo:padding-bottom="0.151cm" fo:padding-left="0.276cm" fo:padding-right="0.276cm"/>
    </style:style>
    <style:style style:name="gr7" style:family="graphic" style:parent-style-name="standard">
      <style:graphic-properties svg:stroke-color="#000000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35cm"/>
    </style:style>
    <style:style style:name="gr9" style:family="graphic" style:parent-style-name="standard">
      <style:graphic-properties draw:stroke="none" draw:opacity="31%" draw:textarea-horizontal-align="justify" draw:textarea-vertical-align="middle" draw:auto-grow-height="false" fo:min-height="0.55cm" fo:min-width="4.7cm"/>
    </style:style>
    <style:style style:name="gr10" style:family="graphic" style:parent-style-name="standard">
      <style:graphic-properties draw:stroke="solid" svg:stroke-width="0.053cm" svg:stroke-color="#000000" draw:marker-start-width="0.279cm" draw:marker-end-width="0.279cm" draw:fill="solid" draw:fill-color="#ccff66" draw:textarea-horizontal-align="justify" draw:textarea-vertical-align="middle" draw:auto-grow-height="false" fo:min-height="0.498cm" fo:min-width="1.248cm" fo:padding-top="0.151cm" fo:padding-bottom="0.151cm" fo:padding-left="0.276cm" fo:padding-right="0.276cm"/>
    </style:style>
    <style:style style:name="gr11" style:family="graphic" style:parent-style-name="standard">
      <style:graphic-properties draw:stroke="solid" svg:stroke-width="0.053cm" svg:stroke-color="#000000" draw:marker-start-width="0.279cm" draw:marker-end-width="0.279cm" draw:fill="none" draw:fill-color="#ff99ff" draw:textarea-horizontal-align="justify" draw:textarea-vertical-align="middle" draw:auto-grow-height="false" fo:min-height="0.498cm" fo:min-width="1.248cm" fo:padding-top="0.151cm" fo:padding-bottom="0.151cm" fo:padding-left="0.276cm" fo:padding-right="0.276cm"/>
    </style:style>
    <style:style style:name="gr12" style:family="graphic" style:parent-style-name="standard">
      <style:graphic-properties draw:textarea-vertical-align="middle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0.498cm" fo:min-width="1.848cm" fo:padding-top="0.151cm" fo:padding-bottom="0.151cm" fo:padding-left="0.276cm" fo:padding-right="0.276cm"/>
    </style:style>
    <style:style style:name="gr14" style:family="graphic" style:parent-style-name="standard">
      <style:graphic-properties draw:stroke="solid" svg:stroke-width="0.053cm" svg:stroke-color="#000000" draw:marker-start-width="0.279cm" draw:marker-end-width="0.279cm" draw:fill="solid" draw:fill-color="#336600" draw:textarea-horizontal-align="justify" draw:textarea-vertical-align="middle" draw:auto-grow-height="false" fo:min-height="0.498cm" fo:min-width="1.148cm" fo:padding-top="0.151cm" fo:padding-bottom="0.151cm" fo:padding-left="0.276cm" fo:padding-right="0.276cm"/>
    </style:style>
    <style:style style:name="gr15" style:family="graphic" style:parent-style-name="standard">
      <style:graphic-properties svg:stroke-color="#000000" draw:fill="hatch" draw:fill-color="#000000" draw:fill-hatch-name="Black_20_0_20_Degrees" draw:textarea-vertical-align="middle"/>
    </style:style>
    <style:style style:name="gr16" style:family="graphic" style:parent-style-name="standard">
      <style:graphic-properties draw:stroke="solid" svg:stroke-width="0.053cm" svg:stroke-color="#000000" draw:marker-start-width="0.279cm" draw:marker-end-width="0.279cm" draw:fill="solid" draw:fill-color="#f8c779" draw:textarea-horizontal-align="justify" draw:textarea-vertical-align="middle" draw:auto-grow-height="false" fo:min-height="0.498cm" fo:min-width="1.248cm" fo:padding-top="0.151cm" fo:padding-bottom="0.151cm" fo:padding-left="0.276cm" fo:padding-right="0.276cm"/>
    </style:style>
    <style:style style:name="gr17" style:family="graphic" style:parent-style-name="standard">
      <style:graphic-properties draw:stroke="solid" svg:stroke-width="0.053cm" svg:stroke-color="#000000" draw:marker-start-width="0.279cm" draw:marker-end-width="0.279cm" draw:fill="solid" draw:fill-color="#946614" draw:textarea-horizontal-align="justify" draw:textarea-vertical-align="middle" draw:auto-grow-height="false" fo:min-height="0.498cm" fo:min-width="1.148cm" fo:padding-top="0.151cm" fo:padding-bottom="0.151cm" fo:padding-left="0.276cm" fo:padding-right="0.276cm"/>
    </style:style>
    <style:style style:name="gr18" style:family="graphic" style:parent-style-name="standard">
      <style:graphic-properties draw:stroke="solid" svg:stroke-width="0.053cm" svg:stroke-color="#000000" draw:marker-start-width="0.279cm" draw:marker-end-width="0.279cm" draw:fill="solid" draw:fill-color="#99ccff" draw:textarea-horizontal-align="justify" draw:textarea-vertical-align="middle" draw:auto-grow-height="false" fo:min-height="0.498cm" fo:min-width="1.248cm" fo:padding-top="0.151cm" fo:padding-bottom="0.151cm" fo:padding-left="0.276cm" fo:padding-right="0.276cm"/>
    </style:style>
    <style:style style:name="gr19" style:family="graphic" style:parent-style-name="standard">
      <style:graphic-properties draw:stroke="solid" svg:stroke-width="0.053cm" svg:stroke-color="#000000" draw:marker-start-width="0.279cm" draw:marker-end-width="0.279cm" draw:fill="solid" draw:fill-color="#003366" draw:textarea-horizontal-align="justify" draw:textarea-vertical-align="middle" draw:auto-grow-height="false" fo:min-height="0.498cm" fo:min-width="1.048cm" fo:padding-top="0.151cm" fo:padding-bottom="0.151cm" fo:padding-left="0.276cm" fo:padding-right="0.276cm"/>
    </style:style>
    <style:style style:name="gr20" style:family="graphic" style:parent-style-name="standard">
      <style:graphic-properties draw:stroke="solid" svg:stroke-width="0.053cm" svg:stroke-color="#000000" draw:marker-start-width="0.279cm" draw:marker-end-width="0.279cm" draw:fill="solid" draw:fill-color="#336600" draw:textarea-horizontal-align="justify" draw:textarea-vertical-align="middle" draw:auto-grow-height="false" fo:min-height="0.498cm" fo:min-width="0cm" fo:padding-top="0.151cm" fo:padding-bottom="0.151cm" fo:padding-left="0.276cm" fo:padding-right="0.276cm"/>
    </style:style>
    <style:style style:name="gr21" style:family="graphic" style:parent-style-name="standard">
      <style:graphic-properties draw:stroke="solid" svg:stroke-width="0.053cm" svg:stroke-color="#000000" draw:marker-start-width="0.279cm" draw:marker-end-width="0.279cm" draw:fill="solid" draw:fill-color="#946614" draw:textarea-horizontal-align="justify" draw:textarea-vertical-align="middle" draw:auto-grow-height="false" fo:min-height="0.498cm" fo:min-width="0.048cm" fo:padding-top="0.151cm" fo:padding-bottom="0.151cm" fo:padding-left="0.276cm" fo:padding-right="0.276cm"/>
    </style:style>
    <style:style style:name="gr22" style:family="graphic" style:parent-style-name="standard">
      <style:graphic-properties draw:stroke="solid" svg:stroke-width="0.053cm" svg:stroke-color="#000000" draw:marker-start-width="0.279cm" draw:marker-end-width="0.279cm" draw:fill="solid" draw:fill-color="#003366" draw:textarea-horizontal-align="justify" draw:textarea-vertical-align="middle" draw:auto-grow-height="false" fo:min-height="0.498cm" fo:min-width="0.048cm" fo:padding-top="0.151cm" fo:padding-bottom="0.151cm" fo:padding-left="0.276cm" fo:padding-right="0.276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472cm"/>
    </style:style>
    <style:style style:name="gr2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co1" style:family="table-column">
      <style:table-column-properties style:column-width="0.874cm" style:use-optimal-column-width="false"/>
    </style:style>
    <style:style style:name="co2" style:family="table-column">
      <style:table-column-properties style:column-width="1.13cm" style:use-optimal-column-width="false"/>
    </style:style>
    <style:style style:name="co3" style:family="table-column">
      <style:table-column-properties style:column-width="1.035cm" style:use-optimal-column-width="false"/>
    </style:style>
    <style:style style:name="ro1" style:family="table-row">
      <style:table-row-properties style:row-height="0.429cm"/>
    </style:style>
    <style:style style:name="ro2" style:family="table-row">
      <style:table-row-properties style:row-height="0.428cm"/>
    </style:style>
    <style:style style:name="ce1" style:family="table-cell">
      <loext:graphic-properties fo:padding-top="0cm" fo:padding-bottom="0cm" fo:padding-left="0cm" fo:padding-right="0cm"/>
      <style:paragraph-properties fo:border="0.03pt solid #000000"/>
      <style:text-properties fo:font-size="12pt" style:font-size-asian="12pt" style:font-size-complex="12pt"/>
    </style:style>
    <style:style style:name="P1" style:family="paragraph">
      <loext:graphic-properties draw:opacity="27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4pt" style:font-size-asian="14pt" style:font-size-complex="14pt"/>
    </style:style>
    <style:style style:name="P5" style:family="paragraph">
      <loext:graphic-properties draw:fill="solid" draw:fill-color="#ffffff"/>
      <style:text-properties fo:font-size="14pt" style:font-size-asian="14pt" style:font-size-complex="14pt"/>
    </style:style>
    <style:style style:name="P6" style:family="paragraph">
      <loext:graphic-properties draw:fill="solid" draw:fill-color="#9ac318"/>
      <style:paragraph-properties fo:text-align="center"/>
    </style:style>
    <style:style style:name="P7" style:family="paragraph">
      <style:text-properties fo:font-size="12pt" style:font-size-asian="12pt" style:font-size-complex="12pt"/>
    </style:style>
    <style:style style:name="P8" style:family="paragraph">
      <loext:graphic-properties draw:fill="solid" draw:fill-color="#ff9900"/>
      <style:paragraph-properties fo:text-align="center"/>
    </style:style>
    <style:style style:name="P9" style:family="paragraph">
      <loext:graphic-properties draw:fill="solid" draw:fill-color="#729fcf"/>
      <style:paragraph-properties fo:text-align="center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loext:graphic-properties draw:opacity="31%"/>
      <style:paragraph-properties fo:text-align="center"/>
    </style:style>
    <style:style style:name="P12" style:family="paragraph">
      <style:paragraph-properties fo:text-align="center"/>
      <style:text-properties fo:font-size="14pt" style:font-size-asian="14pt" style:font-size-complex="14pt"/>
    </style:style>
    <style:style style:name="P13" style:family="paragraph">
      <loext:graphic-properties draw:fill="solid" draw:fill-color="#ccff66"/>
      <style:paragraph-properties fo:text-align="center"/>
      <style:text-properties fo:font-size="14pt" style:font-size-asian="14pt" style:font-size-complex="14pt"/>
    </style:style>
    <style:style style:name="P14" style:family="paragraph">
      <loext:graphic-properties draw:fill="none" draw:fill-color="#ff99ff"/>
      <style:paragraph-properties fo:text-align="center"/>
      <style:text-properties fo:font-size="14pt" style:font-size-asian="14pt" style:font-size-complex="14pt"/>
    </style:style>
    <style:style style:name="P15" style:family="paragraph">
      <style:paragraph-properties fo:text-align="center"/>
      <style:text-properties fo:color="#ffffff" fo:font-size="14pt" style:font-size-asian="14pt" style:font-size-complex="14pt"/>
    </style:style>
    <style:style style:name="P16" style:family="paragraph">
      <loext:graphic-properties draw:fill="solid" draw:fill-color="#336600"/>
      <style:paragraph-properties fo:text-align="center"/>
      <style:text-properties fo:color="#ffffff" fo:font-size="14pt" style:font-size-asian="14pt" style:font-size-complex="14pt"/>
    </style:style>
    <style:style style:name="P17" style:family="paragraph">
      <loext:graphic-properties draw:fill="hatch" draw:fill-color="#000000" draw:fill-hatch-name="Black_20_0_20_Degrees"/>
      <style:paragraph-properties fo:text-align="center"/>
    </style:style>
    <style:style style:name="P18" style:family="paragraph">
      <loext:graphic-properties draw:fill="solid" draw:fill-color="#f8c779"/>
      <style:paragraph-properties fo:text-align="center"/>
      <style:text-properties fo:font-size="14pt" style:font-size-asian="14pt" style:font-size-complex="14pt"/>
    </style:style>
    <style:style style:name="P19" style:family="paragraph">
      <loext:graphic-properties draw:fill="solid" draw:fill-color="#946614"/>
      <style:paragraph-properties fo:text-align="center"/>
      <style:text-properties fo:color="#ffffff" fo:font-size="14pt" style:font-size-asian="14pt" style:font-size-complex="14pt"/>
    </style:style>
    <style:style style:name="P20" style:family="paragraph">
      <loext:graphic-properties draw:fill="solid" draw:fill-color="#99ccff"/>
      <style:paragraph-properties fo:text-align="center"/>
      <style:text-properties fo:font-size="14pt" style:font-size-asian="14pt" style:font-size-complex="14pt"/>
    </style:style>
    <style:style style:name="P21" style:family="paragraph">
      <loext:graphic-properties draw:fill="solid" draw:fill-color="#003366"/>
      <style:paragraph-properties fo:text-align="center"/>
      <style:text-properties fo:color="#ffffff" fo:font-size="14pt" style:font-size-asian="14pt" style:font-size-complex="14pt"/>
    </style:style>
    <style:style style:name="P22" style:family="paragraph">
      <style:text-properties fo:color="#ffffff" fo:font-size="14pt" style:font-size-asian="14pt" style:font-size-complex="14pt"/>
    </style:style>
    <style:style style:name="P23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P24" style:family="paragraph">
      <loext:graphic-properties draw:fill="none" draw:fill-color="#ffffff"/>
      <style:text-properties fo:font-size="12pt" style:font-size-asian="12pt" style:font-size-complex="12pt"/>
    </style:style>
    <style:style style:name="P25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AR PL SungtiL GB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14pt" fo:font-style="normal" fo:text-shadow="none" style:text-underline-style="none" fo:font-weight="normal" style:letter-kerning="true" style:font-name-asian="AR PL SungtiL GB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4pt" fo:font-style="normal" fo:text-shadow="none" style:text-underline-style="none" fo:font-weight="normal" style:letter-kerning="true" style:font-name-asian="AR PL SungtiL GB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4pt" fo:font-style="normal" fo:text-shadow="none" style:text-underline-style="none" fo:font-weight="normal" style:letter-kerning="true" style:font-name-asian="AR PL SungtiL GB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0% 100%" fo:font-size="12pt" style:font-size-asian="12pt" style:font-size-complex="12pt"/>
    </style:style>
    <style:style style:name="T7" style:family="text">
      <style:text-properties style:text-position="33% 58%" fo:font-size="12pt" style:font-size-asian="12pt" style:font-size-complex="12pt"/>
    </style:style>
    <style:style style:name="T8" style:family="text">
      <style:text-properties style:text-position="-33% 58%" fo:font-size="12pt" style:font-size-asian="12pt" style:font-size-complex="12pt"/>
    </style:style>
    <style:style style:name="T9" style:family="text">
      <style:text-properties style:text-position="0% 100%" fo:font-size="14pt" style:font-size-asian="14pt" style:font-size-complex="14pt"/>
    </style:style>
    <style:style style:name="T10" style:family="text">
      <style:text-properties fo:color="#ffffff" fo:font-size="14pt" style:font-size-asian="14pt" style:font-size-complex="14pt"/>
    </style:style>
    <style:style style:name="T1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5cm" svg:height="4.8cm" svg:x="0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6.2cm" svg:height="0.8cm" svg:x="4.6cm" svg:y="0.6cm">
          <text:p text:style-name="P2">Founder Population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7.861cm" svg:height="3.172cm" svg:x="2.539cm" svg:y="1.428cm">
          <draw:text-box>
            <text:p text:style-name="P4"><text:span text:style-name="T1">- </text:span><text:span text:style-name="T1">5</text:span><text:span text:style-name="T1">0</text:span><text:span text:style-name="T1">0</text:span><text:span text:style-name="T1">0 </text:span><text:span text:style-name="T1">in</text:span><text:span text:style-name="T1">d</text:span></text:p>
            <text:p text:style-name="P4"><text:span text:style-name="T1">- </text:span><text:span text:style-name="T1">1</text:span><text:span text:style-name="T1">0 </text:span><text:span text:style-name="T1">c</text:span><text:span text:style-name="T1">hr</text:span></text:p>
            <text:p text:style-name="P4"><text:span text:style-name="T1">- </text:span><text:span text:style-name="T1">1</text:span><text:span text:style-name="T1">0</text:span><text:span text:style-name="T1">0</text:span><text:span text:style-name="T1">0 </text:span><text:span text:style-name="T1">s</text:span><text:span text:style-name="T1">e</text:span><text:span text:style-name="T1">g </text:span><text:span text:style-name="T1">si</text:span><text:span text:style-name="T1">te</text:span><text:span text:style-name="T1">s</text:span></text:p>
            <text:p text:style-name="P4"><text:span text:style-name="T1">- </text:span><text:span text:style-name="T1">c</text:span><text:span text:style-name="T1">at</text:span><text:span text:style-name="T1">tl</text:span><text:span text:style-name="T1">e</text:span></text:p>
            <text:p text:style-name="P4"><text:span text:style-name="T2">- </text:span><text:span text:style-name="T2">3 </text:span><text:span text:style-name="T2">tr</text:span><text:span text:style-name="T2">ai</text:span><text:span text:style-name="T2">ts </text:span><text:span text:style-name="T2">(h</text:span><text:span text:style-name="T3">2</text:span><text:span text:style-name="T4">1</text:span><text:span text:style-name="T5">=</text:span><text:span text:style-name="T5">0.</text:span><text:span text:style-name="T5">7, </text:span><text:span text:style-name="T5">h</text:span><text:span text:style-name="T3">2</text:span><text:span text:style-name="T4">2</text:span><text:span text:style-name="T5">=</text:span><text:span text:style-name="T5">0.</text:span><text:span text:style-name="T5">9, </text:span><text:span text:style-name="T6">h</text:span><text:span text:style-name="T7">2</text:span><text:span text:style-name="T8">3</text:span><text:span text:style-name="T6">=</text:span><text:span text:style-name="T6">0.</text:span><text:span text:style-name="T6">9)</text:span><text:span text:style-name="T9"> </text:span></text:p>
          </draw:text-box>
        </draw:frame>
        <draw:custom-shape draw:style-name="gr4" draw:text-style-name="P6" xml:id="id2" draw:id="id2" draw:layer="layout" svg:width="2.4cm" svg:height="0.8cm" svg:x="0.8cm" svg:y="6.4cm">
          <text:p text:style-name="P2">Pop1</text:p>
          <draw:enhanced-geometry svg:viewBox="0 0 21600 21600" draw:type="rectangle" draw:enhanced-path="M 0 0 L 21600 0 21600 21600 0 21600 0 0 Z N"/>
        </draw:custom-shape>
        <draw:frame draw:style-name="standard" draw:layer="layout" svg:width="3.038cm" svg:height="1.424cm" svg:x="10.268cm" svg:y="3.273cm">
          <table:table table:template-name="bw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7">1.0</text:p>
              </table:table-cell>
              <table:table-cell>
                <text:p text:style-name="P7">0.9</text:p>
              </table:table-cell>
              <table:table-cell>
                <text:p text:style-name="P7">0.80</text:p>
              </table:table-cell>
            </table:table-row>
            <table:table-row table:style-name="ro1" table:default-cell-style-name="ce1">
              <table:table-cell>
                <text:p text:style-name="P7">0.9</text:p>
              </table:table-cell>
              <table:table-cell>
                <text:p text:style-name="P7">1.0</text:p>
              </table:table-cell>
              <table:table-cell>
                <text:p text:style-name="P7">0.46</text:p>
              </table:table-cell>
            </table:table-row>
            <table:table-row table:style-name="ro2" table:default-cell-style-name="ce1">
              <table:table-cell>
                <text:p text:style-name="P7">0.8</text:p>
              </table:table-cell>
              <table:table-cell>
                <text:p text:style-name="P7">0.46</text:p>
              </table:table-cell>
              <table:table-cell>
                <text:p text:style-name="P7">1.0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5" draw:text-style-name="P8" xml:id="id4" draw:id="id4" draw:layer="layout" svg:width="2.4cm" svg:height="0.8cm" svg:x="6.5cm" svg:y="6.4cm">
          <text:p text:style-name="P2">Pop2</text:p>
          <draw:enhanced-geometry svg:viewBox="0 0 21600 21600" draw:type="rectangle" draw:enhanced-path="M 0 0 L 21600 0 21600 21600 0 21600 0 0 Z N"/>
        </draw:custom-shape>
        <draw:custom-shape draw:style-name="gr6" draw:text-style-name="P9" xml:id="id3" draw:id="id3" draw:layer="layout" svg:width="2.4cm" svg:height="0.8cm" svg:x="11.7cm" svg:y="6.4cm">
          <text:p text:style-name="P2">Pop3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4.6cm" svg:y1="1cm" svg:x2="2cm" svg:y2="6.4cm" draw:start-shape="id1" draw:start-glue-point="3" draw:end-shape="id2" draw:end-glue-point="0" svg:d="M4600 1000h-2600v5400" svg:viewBox="0 0 2601 5401">
          <text:p/>
        </draw:connector>
        <draw:connector draw:style-name="gr7" draw:text-style-name="P2" draw:layer="layout" svg:x1="10.8cm" svg:y1="1cm" svg:x2="12.9cm" svg:y2="6.4cm" draw:start-shape="id1" draw:start-glue-point="1" draw:end-shape="id3" draw:end-glue-point="0" svg:d="M10800 1000h2100v5400" svg:viewBox="0 0 2101 5401">
          <text:p/>
        </draw:connector>
        <draw:connector draw:style-name="gr7" draw:text-style-name="P2" draw:layer="layout" svg:x1="7.7cm" svg:y1="1.4cm" svg:x2="7.7cm" svg:y2="6.4cm" draw:start-shape="id1" draw:start-glue-point="2" draw:end-shape="id4" draw:end-glue-point="0" svg:d="M7700 1400v5000" svg:viewBox="0 0 1 5001">
          <text:p/>
        </draw:connector>
        <draw:frame draw:style-name="gr8" draw:text-style-name="P10" draw:layer="layout" svg:width="2.2cm" svg:height="0.806cm" svg:x="0.2cm" svg:y="7.4cm">
          <draw:text-box>
            <text:p text:style-name="P4"><text:span text:style-name="T1">- </text:span><text:span text:style-name="T1">tr</text:span><text:span text:style-name="T1">a</text:span><text:span text:style-name="T1">it </text:span><text:span text:style-name="T1">1</text:span></text:p>
          </draw:text-box>
        </draw:frame>
        <draw:custom-shape draw:style-name="gr9" draw:text-style-name="P11" draw:layer="layout" svg:width="5.2cm" svg:height="0.8cm" svg:x="0cm" svg:y="5.2cm">
          <text:p text:style-name="P2">BURN-IN 10 gen</text:p>
          <draw:enhanced-geometry svg:viewBox="0 0 21600 21600" draw:type="rectangle" draw:enhanced-path="M 0 0 L 21600 0 21600 21600 0 21600 0 0 Z N"/>
        </draw:custom-shape>
        <draw:custom-shape draw:style-name="gr10" draw:text-style-name="P13" xml:id="id5" draw:id="id5" draw:layer="layout" svg:width="1.8cm" svg:height="0.8cm" svg:x="0.2cm" svg:y="8.4cm">
          <text:p text:style-name="P12"><text:span text:style-name="T1">500 F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xml:id="id6" draw:id="id6" draw:layer="layout" svg:width="1.8cm" svg:height="0.8cm" svg:x="1.3cm" svg:y="9.8cm">
          <text:p text:style-name="P12"><text:span text:style-name="T1">1000 O</text:span></text:p>
          <draw:enhanced-geometry svg:viewBox="0 0 21600 21600" draw:type="rectangle" draw:enhanced-path="M 0 0 L 21600 0 21600 21600 0 21600 0 0 Z N"/>
        </draw:custom-shape>
        <draw:connector draw:style-name="gr12" draw:text-style-name="P2" draw:layer="layout" svg:x1="2.2cm" svg:y1="8.8cm" svg:x2="2.2cm" svg:y2="8.8cm" svg:d="M2200 8800z" svg:viewBox="0 0 1 1">
          <text:p/>
        </draw:connector>
        <draw:frame draw:style-name="gr8" draw:text-style-name="P10" draw:layer="layout" svg:width="2.2cm" svg:height="0.806cm" svg:x="5.8cm" svg:y="7.414cm">
          <draw:text-box>
            <text:p text:style-name="P4"><text:span text:style-name="T1">- trait 2</text:span></text:p>
          </draw:text-box>
        </draw:frame>
        <draw:connector draw:style-name="gr12" draw:text-style-name="P2" draw:layer="layout" svg:x1="2.2cm" svg:y1="8.814cm" svg:x2="2.2cm" svg:y2="8.814cm" svg:d="M2200 8814z" svg:viewBox="0 0 1 1">
          <text:p/>
        </draw:connector>
        <draw:frame draw:style-name="gr8" draw:text-style-name="P10" draw:layer="layout" svg:width="2.2cm" svg:height="0.806cm" svg:x="11cm" svg:y="7.428cm">
          <draw:text-box>
            <text:p text:style-name="P4"><text:span text:style-name="T1">- trait 3</text:span></text:p>
          </draw:text-box>
        </draw:frame>
        <draw:custom-shape draw:style-name="gr1" draw:text-style-name="P1" draw:layer="layout" svg:width="15cm" svg:height="4.8cm" svg:x="0cm" svg:y="12.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2.4cm" svg:height="0.8cm" svg:x="0.8cm" svg:y="13cm">
          <text:p text:style-name="P2">Pop1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2.4cm" svg:height="0.8cm" svg:x="6.5cm" svg:y="13cm">
          <text:p text:style-name="P2">Pop2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2.4cm" svg:height="0.8cm" svg:x="11.7cm" svg:y="13cm">
          <text:p text:style-name="P2">Pop3</text:p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2.2cm" svg:height="0.806cm" svg:x="0.2cm" svg:y="14cm">
          <draw:text-box>
            <text:p text:style-name="P4"><text:span text:style-name="T1">- trait 1</text:span></text:p>
          </draw:text-box>
        </draw:frame>
        <draw:custom-shape draw:style-name="gr9" draw:text-style-name="P11" draw:layer="layout" svg:width="5.2cm" svg:height="0.8cm" svg:x="0cm" svg:y="11.8cm">
          <text:p text:style-name="P2">IMPORT 10 gen</text:p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2.2cm" svg:height="0.806cm" svg:x="5.8cm" svg:y="14.014cm">
          <draw:text-box>
            <text:p text:style-name="P4"><text:span text:style-name="T1">- trait 2</text:span></text:p>
          </draw:text-box>
        </draw:frame>
        <draw:frame draw:style-name="gr8" draw:text-style-name="P10" draw:layer="layout" svg:width="2.2cm" svg:height="0.806cm" svg:x="11cm" svg:y="14.028cm">
          <draw:text-box>
            <text:p text:style-name="P4"><text:span text:style-name="T1">- trait 3</text:span></text:p>
          </draw:text-box>
        </draw:frame>
        <draw:custom-shape draw:style-name="gr14" draw:text-style-name="P16" xml:id="id7" draw:id="id7" draw:layer="layout" svg:width="1.7cm" svg:height="0.8cm" svg:x="2.7cm" svg:y="8.4cm">
          <text:p text:style-name="P15"><text:span text:style-name="T10">10 M</text:span></text:p>
          <draw:enhanced-geometry svg:viewBox="0 0 21600 21600" draw:type="rectangle" draw:enhanced-path="M 0 0 L 21600 0 21600 21600 0 21600 0 0 Z N"/>
        </draw:custom-shape>
        <draw:connector draw:style-name="gr15" draw:text-style-name="P17" draw:layer="layout" svg:x1="2cm" svg:y1="8.8cm" svg:x2="2.2cm" svg:y2="9.8cm" draw:start-shape="id5" draw:start-glue-point="1" draw:end-shape="id6" draw:end-glue-point="0" svg:d="M2000 8800h200v1000" svg:viewBox="0 0 201 1001">
          <text:p/>
        </draw:connector>
        <draw:connector draw:style-name="gr15" draw:text-style-name="P17" draw:layer="layout" svg:x1="2.7cm" svg:y1="8.8cm" svg:x2="2.2cm" svg:y2="9.8cm" draw:start-shape="id7" draw:start-glue-point="3" draw:end-shape="id6" draw:end-glue-point="0" svg:d="M2700 8800h-500v1000" svg:viewBox="0 0 501 1001">
          <text:p/>
        </draw:connector>
        <draw:custom-shape draw:style-name="gr16" draw:text-style-name="P18" xml:id="id8" draw:id="id8" draw:layer="layout" svg:width="1.8cm" svg:height="0.8cm" svg:x="5.8cm" svg:y="8.4cm">
          <text:p text:style-name="P12"><text:span text:style-name="T1">500 F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xml:id="id9" draw:id="id9" draw:layer="layout" svg:width="1.8cm" svg:height="0.8cm" svg:x="6.9cm" svg:y="9.8cm">
          <text:p text:style-name="P12"><text:span text:style-name="T1">1000 O</text:span></text:p>
          <draw:enhanced-geometry svg:viewBox="0 0 21600 21600" draw:type="rectangle" draw:enhanced-path="M 0 0 L 21600 0 21600 21600 0 21600 0 0 Z N"/>
        </draw:custom-shape>
        <draw:connector draw:style-name="gr12" draw:text-style-name="P2" draw:layer="layout" svg:x1="7.8cm" svg:y1="8.8cm" svg:x2="7.8cm" svg:y2="8.8cm" svg:d="M7800 8800z" svg:viewBox="0 0 1 1">
          <text:p/>
        </draw:connector>
        <draw:connector draw:style-name="gr12" draw:text-style-name="P2" draw:layer="layout" svg:x1="7.8cm" svg:y1="8.814cm" svg:x2="7.8cm" svg:y2="8.814cm" svg:d="M7800 8814z" svg:viewBox="0 0 1 1">
          <text:p/>
        </draw:connector>
        <draw:custom-shape draw:style-name="gr17" draw:text-style-name="P19" xml:id="id10" draw:id="id10" draw:layer="layout" svg:width="1.7cm" svg:height="0.8cm" svg:x="8.3cm" svg:y="8.4cm">
          <text:p text:style-name="P15"><text:span text:style-name="T10">10 M</text:span></text:p>
          <draw:enhanced-geometry svg:viewBox="0 0 21600 21600" draw:type="rectangle" draw:enhanced-path="M 0 0 L 21600 0 21600 21600 0 21600 0 0 Z N"/>
        </draw:custom-shape>
        <draw:connector draw:style-name="gr15" draw:text-style-name="P17" draw:layer="layout" svg:x1="7.6cm" svg:y1="8.8cm" svg:x2="7.8cm" svg:y2="9.8cm" draw:start-shape="id8" draw:start-glue-point="1" draw:end-shape="id9" draw:end-glue-point="0" svg:d="M7600 8800h200v1000" svg:viewBox="0 0 201 1001">
          <text:p/>
        </draw:connector>
        <draw:connector draw:style-name="gr15" draw:text-style-name="P17" draw:layer="layout" svg:x1="8.3cm" svg:y1="8.8cm" svg:x2="7.8cm" svg:y2="9.8cm" draw:start-shape="id10" draw:start-glue-point="3" draw:end-shape="id9" draw:end-glue-point="0" svg:d="M8300 8800h-500v1000" svg:viewBox="0 0 501 1001">
          <text:p/>
        </draw:connector>
        <draw:custom-shape draw:style-name="gr18" draw:text-style-name="P20" xml:id="id11" draw:id="id11" draw:layer="layout" svg:width="1.8cm" svg:height="0.8cm" svg:x="10.9cm" svg:y="8.4cm">
          <text:p text:style-name="P12"><text:span text:style-name="T1">500 F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xml:id="id12" draw:id="id12" draw:layer="layout" svg:width="1.8cm" svg:height="0.8cm" svg:x="12cm" svg:y="9.8cm">
          <text:p text:style-name="P12"><text:span text:style-name="T1">1000 O</text:span></text:p>
          <draw:enhanced-geometry svg:viewBox="0 0 21600 21600" draw:type="rectangle" draw:enhanced-path="M 0 0 L 21600 0 21600 21600 0 21600 0 0 Z N"/>
        </draw:custom-shape>
        <draw:connector draw:style-name="gr12" draw:text-style-name="P2" draw:layer="layout" svg:x1="12.9cm" svg:y1="8.8cm" svg:x2="12.9cm" svg:y2="8.8cm" svg:d="M12900 8800z" svg:viewBox="0 0 1 1">
          <text:p/>
        </draw:connector>
        <draw:connector draw:style-name="gr12" draw:text-style-name="P2" draw:layer="layout" svg:x1="12.9cm" svg:y1="8.814cm" svg:x2="12.9cm" svg:y2="8.814cm" svg:d="M12900 8814z" svg:viewBox="0 0 1 1">
          <text:p/>
        </draw:connector>
        <draw:custom-shape draw:style-name="gr19" draw:text-style-name="P21" xml:id="id13" draw:id="id13" draw:layer="layout" svg:width="1.6cm" svg:height="0.8cm" svg:x="13.4cm" svg:y="8.4cm">
          <text:p text:style-name="P15"><text:span text:style-name="T10">10 M</text:span></text:p>
          <draw:enhanced-geometry svg:viewBox="0 0 21600 21600" draw:type="rectangle" draw:enhanced-path="M 0 0 L 21600 0 21600 21600 0 21600 0 0 Z N"/>
        </draw:custom-shape>
        <draw:connector draw:style-name="gr15" draw:text-style-name="P17" draw:layer="layout" svg:x1="12.7cm" svg:y1="8.8cm" svg:x2="12.9cm" svg:y2="9.8cm" draw:start-shape="id11" draw:start-glue-point="1" draw:end-shape="id12" draw:end-glue-point="0" svg:d="M12700 8800h200v1000" svg:viewBox="0 0 201 1001">
          <text:p/>
        </draw:connector>
        <draw:connector draw:style-name="gr15" draw:text-style-name="P17" draw:layer="layout" svg:x1="13.4cm" svg:y1="8.8cm" svg:x2="12.9cm" svg:y2="9.8cm" draw:start-shape="id13" draw:start-glue-point="3" draw:end-shape="id12" draw:end-glue-point="0" svg:d="M13400 8800h-500v1000" svg:viewBox="0 0 501 1001">
          <text:p/>
        </draw:connector>
        <draw:custom-shape draw:style-name="gr10" draw:text-style-name="P13" xml:id="id14" draw:id="id14" draw:layer="layout" svg:width="1.8cm" svg:height="0.8cm" svg:x="0.2cm" svg:y="15cm">
          <text:p text:style-name="P12"><text:span text:style-name="T1">500 F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xml:id="id15" draw:id="id15" draw:layer="layout" svg:width="1.8cm" svg:height="0.8cm" svg:x="1.3cm" svg:y="16.4cm">
          <text:p text:style-name="P12"><text:span text:style-name="T1">1000 O</text:span></text:p>
          <draw:enhanced-geometry svg:viewBox="0 0 21600 21600" draw:type="rectangle" draw:enhanced-path="M 0 0 L 21600 0 21600 21600 0 21600 0 0 Z N"/>
        </draw:custom-shape>
        <draw:connector draw:style-name="gr12" draw:text-style-name="P2" draw:layer="layout" svg:x1="2.2cm" svg:y1="15.4cm" svg:x2="2.2cm" svg:y2="15.4cm" svg:d="M2200 15400z" svg:viewBox="0 0 1 1">
          <text:p/>
        </draw:connector>
        <draw:connector draw:style-name="gr12" draw:text-style-name="P2" draw:layer="layout" svg:x1="2.2cm" svg:y1="15.414cm" svg:x2="2.2cm" svg:y2="15.414cm" svg:d="M2200 15414z" svg:viewBox="0 0 1 1">
          <text:p/>
        </draw:connector>
        <draw:custom-shape draw:style-name="gr20" draw:text-style-name="P16" xml:id="id16" draw:id="id16" draw:layer="layout" svg:width="0.5cm" svg:height="0.8cm" svg:x="2.7cm" svg:y="15cm">
          <text:p text:style-name="P15"><text:span text:style-name="T10"/></text:p>
          <draw:enhanced-geometry svg:viewBox="0 0 21600 21600" draw:type="rectangle" draw:enhanced-path="M 0 0 L 21600 0 21600 21600 0 21600 0 0 Z N"/>
        </draw:custom-shape>
        <draw:connector draw:style-name="gr15" draw:text-style-name="P17" draw:layer="layout" svg:x1="2cm" svg:y1="15.4cm" svg:x2="2.2cm" svg:y2="16.4cm" draw:start-shape="id14" draw:start-glue-point="1" draw:end-shape="id15" draw:end-glue-point="0" svg:d="M2000 15400h200v1000" svg:viewBox="0 0 201 1001">
          <text:p/>
        </draw:connector>
        <draw:connector draw:style-name="gr15" draw:text-style-name="P17" draw:layer="layout" svg:x1="2.7cm" svg:y1="15.4cm" svg:x2="2.2cm" svg:y2="16.4cm" draw:start-shape="id16" draw:start-glue-point="3" draw:end-shape="id15" draw:end-glue-point="0" svg:d="M2700 15400h-500v1000" svg:viewBox="0 0 501 1001">
          <text:p/>
        </draw:connector>
        <draw:custom-shape draw:style-name="gr16" draw:text-style-name="P18" xml:id="id17" draw:id="id17" draw:layer="layout" svg:width="1.8cm" svg:height="0.8cm" svg:x="5.8cm" svg:y="15cm">
          <text:p text:style-name="P12"><text:span text:style-name="T1">500 F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xml:id="id18" draw:id="id18" draw:layer="layout" svg:width="1.8cm" svg:height="0.8cm" svg:x="6.9cm" svg:y="16.4cm">
          <text:p text:style-name="P12"><text:span text:style-name="T1">1000 O</text:span></text:p>
          <draw:enhanced-geometry svg:viewBox="0 0 21600 21600" draw:type="rectangle" draw:enhanced-path="M 0 0 L 21600 0 21600 21600 0 21600 0 0 Z N"/>
        </draw:custom-shape>
        <draw:connector draw:style-name="gr12" draw:text-style-name="P2" draw:layer="layout" svg:x1="7.8cm" svg:y1="15.4cm" svg:x2="7.8cm" svg:y2="15.4cm" svg:d="M7800 15400z" svg:viewBox="0 0 1 1">
          <text:p/>
        </draw:connector>
        <draw:connector draw:style-name="gr12" draw:text-style-name="P2" draw:layer="layout" svg:x1="7.8cm" svg:y1="15.414cm" svg:x2="7.8cm" svg:y2="15.414cm" svg:d="M7800 15414z" svg:viewBox="0 0 1 1">
          <text:p/>
        </draw:connector>
        <draw:custom-shape draw:style-name="gr17" draw:text-style-name="P19" xml:id="id19" draw:id="id19" draw:layer="layout" svg:width="1.7cm" svg:height="0.8cm" svg:x="8.3cm" svg:y="15cm">
          <text:p text:style-name="P15"><text:span text:style-name="T10">10 M</text:span></text:p>
          <draw:enhanced-geometry svg:viewBox="0 0 21600 21600" draw:type="rectangle" draw:enhanced-path="M 0 0 L 21600 0 21600 21600 0 21600 0 0 Z N"/>
        </draw:custom-shape>
        <draw:connector draw:style-name="gr15" draw:text-style-name="P17" draw:layer="layout" svg:x1="7.6cm" svg:y1="15.4cm" svg:x2="7.8cm" svg:y2="16.4cm" draw:start-shape="id17" draw:start-glue-point="1" draw:end-shape="id18" draw:end-glue-point="0" svg:d="M7600 15400h200v1000" svg:viewBox="0 0 201 1001">
          <text:p/>
        </draw:connector>
        <draw:connector draw:style-name="gr15" draw:text-style-name="P17" draw:layer="layout" svg:x1="8.3cm" svg:y1="15.4cm" svg:x2="7.8cm" svg:y2="16.4cm" draw:start-shape="id19" draw:start-glue-point="3" draw:end-shape="id18" draw:end-glue-point="0" svg:d="M8300 15400h-500v1000" svg:viewBox="0 0 501 1001">
          <text:p/>
        </draw:connector>
        <draw:custom-shape draw:style-name="gr18" draw:text-style-name="P20" xml:id="id20" draw:id="id20" draw:layer="layout" svg:width="1.8cm" svg:height="0.8cm" svg:x="10.9cm" svg:y="15cm">
          <text:p text:style-name="P12"><text:span text:style-name="T1">500 F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xml:id="id21" draw:id="id21" draw:layer="layout" svg:width="1.8cm" svg:height="0.8cm" svg:x="12cm" svg:y="16.4cm">
          <text:p text:style-name="P12"><text:span text:style-name="T1">1000 O</text:span></text:p>
          <draw:enhanced-geometry svg:viewBox="0 0 21600 21600" draw:type="rectangle" draw:enhanced-path="M 0 0 L 21600 0 21600 21600 0 21600 0 0 Z N"/>
        </draw:custom-shape>
        <draw:connector draw:style-name="gr12" draw:text-style-name="P2" draw:layer="layout" svg:x1="12.9cm" svg:y1="15.4cm" svg:x2="12.9cm" svg:y2="15.4cm" svg:d="M12900 15400z" svg:viewBox="0 0 1 1">
          <text:p/>
        </draw:connector>
        <draw:connector draw:style-name="gr12" draw:text-style-name="P2" draw:layer="layout" svg:x1="12.9cm" svg:y1="15.414cm" svg:x2="12.9cm" svg:y2="15.414cm" svg:d="M12900 15414z" svg:viewBox="0 0 1 1">
          <text:p/>
        </draw:connector>
        <draw:custom-shape draw:style-name="gr19" draw:text-style-name="P21" xml:id="id22" draw:id="id22" draw:layer="layout" svg:width="1.6cm" svg:height="0.8cm" svg:x="13.4cm" svg:y="15cm">
          <text:p text:style-name="P15"><text:span text:style-name="T10">10 M</text:span></text:p>
          <draw:enhanced-geometry svg:viewBox="0 0 21600 21600" draw:type="rectangle" draw:enhanced-path="M 0 0 L 21600 0 21600 21600 0 21600 0 0 Z N"/>
        </draw:custom-shape>
        <draw:connector draw:style-name="gr15" draw:text-style-name="P17" draw:layer="layout" svg:x1="12.7cm" svg:y1="15.4cm" svg:x2="12.9cm" svg:y2="16.4cm" draw:start-shape="id20" draw:start-glue-point="1" draw:end-shape="id21" draw:end-glue-point="0" svg:d="M12700 15400h200v1000" svg:viewBox="0 0 201 1001">
          <text:p/>
        </draw:connector>
        <draw:connector draw:style-name="gr15" draw:text-style-name="P17" draw:layer="layout" svg:x1="13.4cm" svg:y1="15.4cm" svg:x2="12.9cm" svg:y2="16.4cm" draw:start-shape="id22" draw:start-glue-point="3" draw:end-shape="id21" draw:end-glue-point="0" svg:d="M13400 15400h-500v1000" svg:viewBox="0 0 501 1001">
          <text:p/>
        </draw:connector>
        <draw:custom-shape draw:style-name="gr21" draw:text-style-name="P19" draw:layer="layout" svg:width="0.6cm" svg:height="0.8cm" svg:x="3.2cm" svg:y="15cm">
          <text:p text:style-name="P15"><text:span text:style-name="T10"/></text:p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0.6cm" svg:height="0.8cm" svg:x="3.8cm" svg:y="15cm">
          <text:p text:style-name="P15"><text:span text:style-name="T10"/></text:p>
          <draw:enhanced-geometry svg:viewBox="0 0 21600 21600" draw:type="rectangle" draw:enhanced-path="M 0 0 L 21600 0 21600 21600 0 21600 0 0 Z N"/>
        </draw:custom-shape>
        <draw:frame draw:style-name="gr23" draw:text-style-name="P23" draw:layer="layout" svg:width="2.2cm" svg:height="0.806cm" svg:x="2.9cm" svg:y="15cm">
          <draw:text-box>
            <text:p text:style-name="P22"><text:span text:style-name="T10">30M</text:span></text:p>
          </draw:text-box>
        </draw:frame>
        <draw:frame draw:style-name="gr24" draw:text-style-name="P24" draw:layer="layout" svg:width="2cm" svg:height="0.725cm" svg:x="10cm" svg:y="2.548cm">
          <draw:text-box>
            <text:p text:style-name="P7"><text:span text:style-name="T11">varA</text:span></text:p>
          </draw:text-box>
        </draw:frame>
        <presentation:notes draw:style-name="dp2">
          <draw:page-thumbnail draw:style-name="gr25" draw:layer="layout" svg:width="19.798cm" svg:height="11.136cm" svg:x="0.6cm" svg:y="2.257cm" draw:page-number="1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hatch draw:name="Black_20_0_20_Degrees" draw:display-name="Black 0 Degrees" draw:style="single" draw:color="#000000" draw:distance="0.508cm" draw:rotation="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9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0.7999992370606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33cm" fo:margin-bottom="0cm" fo:text-indent="0cm"/>
      <style:text-properties fo:font-size="44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74cm" fo:margin-bottom="0cm" fo:text-indent="0cm"/>
      <style:text-properties fo:font-size="38.099998474121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16cm" fo:margin-bottom="0cm" fo:text-indent="0cm"/>
      <style:text-properties fo:font-size="31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57cm" fo:margin-bottom="0cm" fo:text-indent="0cm"/>
      <style:text-properties fo:font-size="31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57cm" fo:margin-bottom="0cm" fo:text-indent="0cm"/>
      <style:text-properties fo:font-size="31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57cm" fo:margin-bottom="0cm" fo:text-indent="0cm"/>
      <style:text-properties fo:font-size="31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57cm" fo:margin-bottom="0cm" fo:text-indent="0cm"/>
      <style:text-properties fo:font-size="31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57cm" fo:margin-bottom="0cm" fo:text-indent="0cm"/>
      <style:text-properties fo:font-size="31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9.8000030517578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5cm" fo:page-height="25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4.544cm" svg:height="7.575cm" svg:x="3.227cm" svg:y="2.485cm"/>
      <draw:page-thumbnail draw:layer="backgroundobjects" svg:width="4.544cm" svg:height="7.575cm" svg:x="3.227cm" svg:y="11.061cm"/>
      <draw:page-thumbnail draw:layer="backgroundobjects" svg:width="4.544cm" svg:height="7.575cm" svg:x="3.227cm" svg:y="19.637cm"/>
      <draw:page-thumbnail draw:layer="backgroundobjects" svg:width="4.544cm" svg:height="7.575cm" svg:x="13.227cm" svg:y="2.485cm"/>
      <draw:page-thumbnail draw:layer="backgroundobjects" svg:width="4.544cm" svg:height="7.575cm" svg:x="13.227cm" svg:y="11.061cm"/>
      <draw:page-thumbnail draw:layer="backgroundobjects" svg:width="4.544cm" svg:height="7.575cm" svg:x="13.227cm" svg:y="19.637cm"/>
    </style:handout-master>
    <style:master-page style:name="Default" style:page-layout-name="PM1" draw:style-name="Mdp1">
      <draw:frame presentation:style-name="Default-title" draw:layer="backgroundobjects" svg:width="13.499cm" svg:height="4.173cm" svg:x="0.75cm" svg:y="0.998cm" presentation:class="title" presentation:placeholder="true">
        <draw:text-box/>
      </draw:frame>
      <draw:frame presentation:style-name="Default-outline1" draw:layer="backgroundobjects" svg:width="13.499cm" svg:height="14.498cm" svg:x="0.75cm" svg:y="5.848cm" presentation:class="outline" presentation:placeholder="true">
        <draw:text-box/>
      </draw:frame>
      <draw:frame presentation:style-name="Mpr1" draw:text-style-name="MP2" draw:layer="backgroundobjects" svg:width="3.494cm" svg:height="1.723cm" svg:x="0.75cm" svg:y="22.774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4.754cm" svg:height="1.723cm" svg:x="5.13cm" svg:y="22.774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3.494cm" svg:height="1.723cm" svg:x="10.755cm" svg:y="22.774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24T08:59:17.853887499</meta:creation-date>
    <dc:date>2020-09-28T12:48:08.737004767</dc:date>
    <meta:editing-duration>P4DT2H35M38S</meta:editing-duration>
    <meta:editing-cycles>1</meta:editing-cycles>
    <meta:document-statistic meta:object-count="91"/>
    <meta:generator>LibreOffice/6.0.7.3$Linux_X86_64 LibreOffice_project/00m0$Build-3</meta:generator>
  </office:meta>
</office:document-meta>
</file>